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198e3" officeooo:paragraph-rsid="000198e3"/>
    </style:style>
    <style:style style:name="P2" style:family="paragraph" style:parent-style-name="Standard">
      <style:paragraph-properties fo:text-align="start" style:justify-single-word="false"/>
      <style:text-properties style:font-name="Lucida Console" officeooo:rsid="000198e3" officeooo:paragraph-rsid="000198e3"/>
    </style:style>
    <style:style style:name="P3" style:family="paragraph" style:parent-style-name="Standard">
      <style:text-properties style:font-name="Lucida Console" fo:font-weight="bold" officeooo:rsid="000198e3" officeooo:paragraph-rsid="000198e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weight="bold" officeooo:rsid="000198e3" officeooo:paragraph-rsid="000198e3" style:font-weight-asian="bold" style:font-weight-complex="bold"/>
    </style:style>
    <style:style style:name="P5" style:family="paragraph" style:parent-style-name="Standard">
      <style:text-properties fo:color="#ce181e" style:font-name="Lucida Console" fo:font-style="italic" officeooo:rsid="000198e3" officeooo:paragraph-rsid="000198e3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e181e"/>
    </style:style>
    <style:style style:name="T3" style:family="text">
      <style:text-properties fo:color="#ce181e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.2- MYSQL</text:p>
      <text:p text:style-name="P1"/>
      <text:p text:style-name="P1">Para instalarlo seguimos los siguientes pasos:</text:p>
      <text:p text:style-name="P1"/>
      <text:p text:style-name="P2"><text:span text:style-name="T3">sudo apt update</text:span> //Actualizamos los repositorios</text:p>
      <text:p text:style-name="P1"><text:span text:style-name="T3">sudo apt install msql-server</text:span> //Instalamos el servidor de mysql</text:p>
      <text:p text:style-name="P1"><text:span text:style-name="T3">sudo msql_secure_installation</text:span><text:span text:style-name="T2"> </text:span>//MySql nos ofrece la posibilidad de realizar una configuración básica.</text:p>
      <text:p text:style-name="P1"/>
      <text:p text:style-name="P1"/>
      <text:p text:style-name="P1"><text:span text:style-name="T3">mysqld –initialize</text:span><text:span text:style-name="T2"> </text:span>//Inicializamos el directorio de datos de MySQL</text:p>
      <text:p text:style-name="P1"/>
      <text:p text:style-name="P1"/>
      <text:p text:style-name="P3">SI QUEREMOS VER/MODIFICAR USUARIOS</text:p>
      <text:p text:style-name="P1"/>
      <text:p text:style-name="P1">Vamos a indicar que el usuario root va a entrar con usuario y contraseña.</text:p>
      <text:p text:style-name="P1"/>
      <text:p text:style-name="P1"><text:span text:style-name="T3">sudo mysql</text:span> //Entramos en mysql</text:p>
      <text:p text:style-name="P5">SELECT user,authentication_string,plugin,host FROM mysql.user;</text:p>
      <text:p text:style-name="P1">//Realizamos la consulta para ver los usuarios disponibles. Observamos que root posee el plugin auth_socket, que debemos modificar por mysql_native_password para que se autentique por usuario y contraseña.</text:p>
      <text:p text:style-name="P1"/>
      <text:p text:style-name="P5">ALTER USER ‘root’@’localhost’ IDENTIFIED WITH mysql_native_password BY ‘password’;</text:p>
      <text:p text:style-name="P1">//Añadimos la contraseña password a root.</text:p>
      <text:p text:style-name="P1"/>
      <text:p text:style-name="P1"><text:span text:style-name="T3">FLUSH PRIVILEGES;</text:span><text:span text:style-name="T2"> </text:span>//Vuelve a cargar las tablas para implementar los cambios.</text:p>
      <text:p text:style-name="P1">//Podemos volver a observar la tabla anterior para comprobar que se ha cambiado correctamente.</text:p>
      <text:p text:style-name="P1"/>
      <text:p text:style-name="P1">Ahora accederemos a con el comando <text:span text:style-name="T1">mysql -u root -p</text:span>, ya que requiere de contraseña.</text:p>
      <text:p text:style-name="P1"/>
      <text:p text:style-name="P3">CREAR NUEVOS USUARIOS</text:p>
      <text:p text:style-name="P1"/>
      <text:p text:style-name="P1"><text:span text:style-name="T3">CREATE USER ‘jaime’@’localhost’ IDENTIFIED BY ‘password’;</text:span> //Crea el usuario Jaime</text:p>
      <text:p text:style-name="P1"><text:span text:style-name="T3">GRANT ALL PRIVILEGES ON *.* TO ‘jaime’ @’localhost’ WITH GRANT OPTION;</text:span> //Da privilegios al usuario.</text:p>
      <text:p text:style-name="P1"/>
      <text:p text:style-name="P3">INICIAR/PARAR/REINICIAR/ESTADO DEL SERVIDOR</text:p>
      <text:p text:style-name="P1"/>
      <text:p text:style-name="P5">sudo service mysql start/stop/restart/status</text:p>
      <text:p text:style-name="P1"/>
      <text:p text:style-name="P1"/>
      <text:p text:style-name="P3">INSTALAR WORKBENCH</text:p>
      <text:p text:style-name="P1"/>
      <text:p text:style-name="P5">sudo apt install mysql-workbench</text:p>
      <text:p text:style-name="P1"/>
      <text:p text:style-name="P1">//Probamos a acceder a localhost:3306 con la contraseña del usuario que hemos habili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21T08:16:42.565000000</dc:date>
    <meta:editing-duration>PT2M17S</meta:editing-duration>
    <meta:editing-cycles>1</meta:editing-cycles>
    <meta:document-statistic meta:table-count="0" meta:image-count="0" meta:object-count="0" meta:page-count="1" meta:paragraph-count="24" meta:word-count="207" meta:character-count="1539" meta:non-whitespace-character-count="1356"/>
  </office:meta>
</office:document-meta>
</file>